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h text:style-name="Heading" text:outline-level="3">xxx</text:h>
      <text:h text:style-name="Heading" text:outline-level="3">xxx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<text:soft-page-break/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h text:style-name="Heading" text:outline-level="3">xxx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h text:style-name="Heading" text:outline-level="3"/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<text:soft-page-break/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<text:soft-page-break/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h text:style-name="Heading" text:outline-level="3">xxx</text:h>
      <text:h text:style-name="Heading" text:outline-level="3">xxx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h text:style-name="Heading" text:outline-level="3">xxx</text:h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<text:soft-page-break/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<text:soft-page-break/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<text:soft-page-break/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<text:soft-page-break/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>xxx</text:p>
      <text:h text:style-name="Heading" text:outline-level="3">xxx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<text:soft-page-break/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h text:style-name="Heading" text:outline-level="3"/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><text:soft-page-break/></text:p>
      <text:p text:style-name="Standard">xxx</text:p>
      <text:p text:style-name="Standard"/>
      <text:p text:style-name="Standard"/>
      <text:p text:style-name="Standard"/>
      <text:p text:style-name="Standard"/>
      <text:p text:style-name="Standard">xxx</text:p>
      <text:p text:style-name="Standard"/>
      <text:p text:style-name="Standard">xxx</text:p>
      <text:p text:style-name="Standard">xxx</text:p>
      <text:p text:style-name="Standard">xxx</text:p>
      <text:p text:style-name="Standard">xx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zxx" fo:country="non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zxx" fo:country="non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class="chapter">
      <style:paragraph-properties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2756in" fo:margin-bottom="0.2756in" fo:margin-left="0.3937in" fo:margin-right="0.3937in" fo:border-top="none" fo:border-bottom="none" fo:border-left="0.74pt solid #000000" fo:border-right="0.74pt solid #000000" fo:padding-top="0.0398in" fo:padding-bottom="0.0398in" fo:padding-left="0.1181in" fo:padding-right="0.03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columns fo:column-count="6" fo:column-gap="0.078in">
          <style:column-sep style:width="0.0035in" style:color="#000000" style:height="100%" style:style="solid"/>
          <style:column style:rel-width="10922*" fo:start-indent="0in" fo:end-indent="0.039in"/>
          <style:column style:rel-width="10922*" fo:start-indent="0.039in" fo:end-indent="0.039in"/>
          <style:column style:rel-width="10922*" fo:start-indent="0.039in" fo:end-indent="0.039in"/>
          <style:column style:rel-width="10922*" fo:start-indent="0.039in" fo:end-indent="0.039in"/>
          <style:column style:rel-width="10922*" fo:start-indent="0.039in" fo:end-indent="0.039in"/>
          <style:column style:rel-width="10925*" fo:start-indent="0.03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0" meta:image-count="0" meta:object-count="0" meta:page-count="12" meta:paragraph-count="1668" meta:word-count="1668" meta:character-count="5004" meta:non-whitespace-character-count="5004"/>
    <meta:generator>LibreOffice/25.2.4.2$Windows_X86_64 LibreOffice_project/508ff62361999404a9d3590fe47df713b5888744</meta:generator>
  </office:meta>
</office:document-meta>
</file>